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796cm" table:align="left"/>
    </style:style>
    <style:style style:name="Table2.A" style:family="table-column">
      <style:table-column-properties style:column-width="0.993cm"/>
    </style:style>
    <style:style style:name="Table2.B" style:family="table-column">
      <style:table-column-properties style:column-width="1.009cm"/>
    </style:style>
    <style:style style:name="Table2.C" style:family="table-column">
      <style:table-column-properties style:column-width="0.991cm"/>
    </style:style>
    <style:style style:name="Table2.D" style:family="table-column">
      <style:table-column-properties style:column-width="0.907cm"/>
    </style:style>
    <style:style style:name="Table2.F" style:family="table-column">
      <style:table-column-properties style:column-width="0.905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1" style:family="table">
      <style:table-properties style:width="9.4cm" table:align="left"/>
    </style:style>
    <style:style style:name="Table1.A" style:family="table-column">
      <style:table-column-properties style:column-width="4.891cm"/>
    </style:style>
    <style:style style:name="Table1.B" style:family="table-column">
      <style:table-column-properties style:column-width="4.5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0.791cm" table:align="left"/>
    </style:style>
    <style:style style:name="Table3.A" style:family="table-column">
      <style:table-column-properties style:column-width="2.803cm"/>
    </style:style>
    <style:style style:name="Table3.B" style:family="table-column">
      <style:table-column-properties style:column-width="2.489cm"/>
    </style:style>
    <style:style style:name="Table3.C" style:family="table-column">
      <style:table-column-properties style:column-width="2.907cm"/>
    </style:style>
    <style:style style:name="Table3.D" style:family="table-column">
      <style:table-column-properties style:column-width="2.59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61cf" officeooo:paragraph-rsid="001361cf"/>
    </style:style>
    <style:style style:name="P2" style:family="paragraph" style:parent-style-name="Standard">
      <style:text-properties officeooo:rsid="001361cf" officeooo:paragraph-rsid="0016ce48"/>
    </style:style>
    <style:style style:name="P3" style:family="paragraph" style:parent-style-name="Standard">
      <style:text-properties officeooo:rsid="001361cf" officeooo:paragraph-rsid="00188c53"/>
    </style:style>
    <style:style style:name="P4" style:family="paragraph" style:parent-style-name="Standard">
      <style:text-properties officeooo:rsid="001361cf" officeooo:paragraph-rsid="001a96e7"/>
    </style:style>
    <style:style style:name="P5" style:family="paragraph" style:parent-style-name="Standard">
      <style:text-properties officeooo:rsid="001361cf" officeooo:paragraph-rsid="001c12e1"/>
    </style:style>
    <style:style style:name="P6" style:family="paragraph" style:parent-style-name="Standard">
      <style:text-properties officeooo:rsid="001361cf" officeooo:paragraph-rsid="002c0ff9"/>
    </style:style>
    <style:style style:name="P7" style:family="paragraph" style:parent-style-name="Standard">
      <style:text-properties officeooo:rsid="001361cf" officeooo:paragraph-rsid="002f1787"/>
    </style:style>
    <style:style style:name="P8" style:family="paragraph" style:parent-style-name="Standard">
      <style:text-properties officeooo:rsid="00188c53" officeooo:paragraph-rsid="00188c53"/>
    </style:style>
    <style:style style:name="P9" style:family="paragraph" style:parent-style-name="Standard">
      <style:text-properties fo:font-weight="bold" officeooo:rsid="00188c53" officeooo:paragraph-rsid="00188c53" style:font-weight-asian="bold" style:font-weight-complex="bold"/>
    </style:style>
    <style:style style:name="P10" style:family="paragraph" style:parent-style-name="Standard">
      <style:text-properties officeooo:rsid="0018f776" officeooo:paragraph-rsid="0018f776"/>
    </style:style>
    <style:style style:name="P11" style:family="paragraph" style:parent-style-name="Standard">
      <style:text-properties officeooo:rsid="001a96e7" officeooo:paragraph-rsid="001a96e7"/>
    </style:style>
    <style:style style:name="P12" style:family="paragraph" style:parent-style-name="Standard">
      <style:text-properties officeooo:rsid="001c12e1" officeooo:paragraph-rsid="001c12e1"/>
    </style:style>
    <style:style style:name="P13" style:family="paragraph" style:parent-style-name="Standard">
      <style:paragraph-properties fo:text-align="start" style:justify-single-word="false"/>
      <style:text-properties officeooo:rsid="00210c0d" officeooo:paragraph-rsid="002c0ff9"/>
    </style:style>
    <style:style style:name="P14" style:family="paragraph" style:parent-style-name="Standard">
      <style:paragraph-properties fo:text-align="start" style:justify-single-word="false"/>
      <style:text-properties officeooo:rsid="00241456" officeooo:paragraph-rsid="00241456"/>
    </style:style>
    <style:style style:name="P15" style:family="paragraph" style:parent-style-name="Standard">
      <style:text-properties officeooo:rsid="00151efa" officeooo:paragraph-rsid="001c12e1"/>
    </style:style>
    <style:style style:name="P16" style:family="paragraph" style:parent-style-name="Standard">
      <style:text-properties officeooo:rsid="00151efa" officeooo:paragraph-rsid="001a96e7"/>
    </style:style>
    <style:style style:name="P17" style:family="paragraph" style:parent-style-name="Standard">
      <style:paragraph-properties fo:text-align="start" style:justify-single-word="false"/>
      <style:text-properties fo:color="#000000" style:text-line-through-style="none" style:text-line-through-type="none" style:text-underline-style="none" officeooo:rsid="001e32fe" officeooo:paragraph-rsid="001e32fe" style:text-blinking="false" fo:background-color="#ffffff" fo:padding="0cm" fo:border="none"/>
    </style:style>
    <style:style style:name="P18" style:family="paragraph" style:parent-style-name="Standard">
      <style:paragraph-properties fo:text-align="start" style:justify-single-word="false"/>
      <style:text-properties fo:color="#000000" style:text-line-through-style="none" style:text-line-through-type="none" style:text-underline-style="none" officeooo:rsid="00210c0d" officeooo:paragraph-rsid="002c0ff9" style:text-blinking="false" fo:background-color="#ffffff" fo:padding="0cm" fo:border="none"/>
    </style:style>
    <style:style style:name="P19" style:family="paragraph" style:parent-style-name="Standard">
      <style:paragraph-properties fo:text-align="start" style:justify-single-word="false"/>
      <style:text-properties fo:color="#000000" style:text-line-through-style="none" style:text-line-through-type="none" style:text-underline-style="none" officeooo:rsid="00241456" officeooo:paragraph-rsid="00241456" style:text-blinking="false" fo:background-color="#ffffff" fo:padding="0cm" fo:border="none"/>
    </style:style>
    <style:style style:name="P20" style:family="paragraph" style:parent-style-name="Standard">
      <style:paragraph-properties fo:text-align="start" style:justify-single-word="false"/>
      <style:text-properties fo:color="#000000" style:text-line-through-style="none" style:text-line-through-type="none" style:text-underline-style="none" officeooo:rsid="0022baed" officeooo:paragraph-rsid="002c0ff9" style:text-blinking="false" fo:background-color="#ffffff" fo:padding="0cm" fo:border="none"/>
    </style:style>
    <style:style style:name="P21" style:family="paragraph" style:parent-style-name="Standard">
      <style:paragraph-properties fo:text-align="start" style:justify-single-word="false"/>
      <style:text-properties fo:color="#000000" style:text-line-through-style="none" style:text-line-through-type="none" style:text-underline-style="none" officeooo:rsid="002c0ff9" officeooo:paragraph-rsid="002c0ff9" style:text-blinking="false" fo:background-color="#ffffff" fo:padding="0cm" fo:border="none"/>
    </style:style>
    <style:style style:name="P22" style:family="paragraph" style:parent-style-name="Standard">
      <style:paragraph-properties fo:text-align="start" style:justify-single-word="false"/>
      <style:text-properties fo:color="#000000" style:text-line-through-style="none" style:text-line-through-type="none" style:text-underline-style="none" officeooo:rsid="002d9102" officeooo:paragraph-rsid="002d9102" style:text-blinking="false" fo:background-color="#ffffff" fo:padding="0cm" fo:border="none"/>
    </style:style>
    <style:style style:name="P23" style:family="paragraph" style:parent-style-name="Standard">
      <style:paragraph-properties fo:text-align="start" style:justify-single-word="false"/>
      <style:text-properties fo:color="#000000" style:text-line-through-style="none" style:text-line-through-type="none" style:text-underline-style="none" officeooo:rsid="0031662a" officeooo:paragraph-rsid="0031662a" style:text-blinking="false" fo:background-color="#ffffff" fo:padding="0cm" fo:border="none"/>
    </style:style>
    <style:style style:name="P24" style:family="paragraph" style:parent-style-name="Standard">
      <style:paragraph-properties fo:text-align="start" style:justify-single-word="false"/>
      <style:text-properties fo:color="#000000" style:text-line-through-style="none" style:text-line-through-type="none" style:text-underline-style="none" officeooo:rsid="0033128b" officeooo:paragraph-rsid="0033128b" style:text-blinking="false" fo:background-color="#ffffff" fo:padding="0cm" fo:border="none"/>
    </style:style>
    <style:style style:name="P25" style:family="paragraph" style:parent-style-name="Standard">
      <style:paragraph-properties fo:text-align="start" style:justify-single-word="false"/>
      <style:text-properties fo:color="#000000" style:text-line-through-style="none" style:text-line-through-type="none" style:text-underline-style="none" officeooo:rsid="00345f9a" officeooo:paragraph-rsid="00345f9a" style:text-blinking="false" fo:background-color="#ffffff" fo:padding="0cm" fo:border="none"/>
    </style:style>
    <style:style style:name="P26" style:family="paragraph" style:parent-style-name="Standard">
      <style:paragraph-properties fo:text-align="start" style:justify-single-word="false"/>
      <style:text-properties fo:color="#000000" style:text-line-through-style="none" style:text-line-through-type="none" style:text-underline-style="none" officeooo:rsid="00345f9a" officeooo:paragraph-rsid="003b7783" style:text-blinking="false" fo:background-color="#ffffff" fo:padding="0cm" fo:border="none"/>
    </style:style>
    <style:style style:name="P27" style:family="paragraph" style:parent-style-name="Standard">
      <style:paragraph-properties fo:text-align="start" style:justify-single-word="false"/>
      <style:text-properties fo:color="#000000" style:text-line-through-style="none" style:text-line-through-type="none" style:text-underline-style="none" officeooo:rsid="003585fa" officeooo:paragraph-rsid="003e585a" style:text-blinking="false" fo:background-color="#ffffff" fo:padding="0cm" fo:border="none"/>
    </style:style>
    <style:style style:name="P28" style:family="paragraph" style:parent-style-name="Standard">
      <style:paragraph-properties fo:text-align="start" style:justify-single-word="false"/>
      <style:text-properties fo:color="#000000" style:text-line-through-style="none" style:text-line-through-type="none" style:text-underline-style="none" officeooo:rsid="003881ff" officeooo:paragraph-rsid="003881ff" style:text-blinking="false" fo:background-color="#ffffff" fo:padding="0cm" fo:border="none"/>
    </style:style>
    <style:style style:name="P29" style:family="paragraph" style:parent-style-name="Standard">
      <style:paragraph-properties fo:text-align="start" style:justify-single-word="false"/>
      <style:text-properties fo:color="#000000" style:text-line-through-style="none" style:text-line-through-type="none" style:text-underline-style="none" officeooo:rsid="003e585a" officeooo:paragraph-rsid="003e585a" style:text-blinking="false" fo:background-color="#ffffff" fo:padding="0cm" fo:border="none"/>
    </style:style>
    <style:style style:name="P30" style:family="paragraph" style:parent-style-name="Standard">
      <style:paragraph-properties fo:text-align="start" style:justify-single-word="false"/>
      <style:text-properties fo:color="#000000" style:text-line-through-style="none" style:text-line-through-type="none" style:text-underline-style="none" officeooo:rsid="003f1ca9" officeooo:paragraph-rsid="003f1ca9" style:text-blinking="false" fo:background-color="#ffffff" fo:padding="0cm" fo:border="none"/>
    </style:style>
    <style:style style:name="P31" style:family="paragraph" style:parent-style-name="Standard">
      <style:paragraph-properties fo:text-align="start" style:justify-single-word="false"/>
      <style:text-properties fo:color="#000000" style:text-line-through-style="none" style:text-line-through-type="none" style:text-underline-style="none" officeooo:rsid="0040f12a" officeooo:paragraph-rsid="0040f12a" style:text-blinking="false" fo:background-color="#ffffff" fo:padding="0cm" fo:border="none"/>
    </style:style>
    <style:style style:name="P32" style:family="paragraph" style:parent-style-name="Standard">
      <style:paragraph-properties fo:text-align="start" style:justify-single-word="false"/>
      <style:text-properties fo:color="#000000" style:text-line-through-style="none" style:text-line-through-type="none" style:text-underline-style="none" officeooo:rsid="0042f7e8" officeooo:paragraph-rsid="0042f7e8" style:text-blinking="false" fo:background-color="#ffffff" fo:padding="0cm" fo:border="none"/>
    </style:style>
    <style:style style:name="P33" style:family="paragraph" style:parent-style-name="Standard">
      <style:paragraph-properties fo:text-align="start" style:justify-single-word="false"/>
      <style:text-properties fo:color="#000000" style:text-line-through-style="none" style:text-line-through-type="none" style:text-underline-style="none" officeooo:rsid="00491ad1" officeooo:paragraph-rsid="00491ad1" style:text-blinking="false" fo:background-color="#ffffff" fo:padding="0cm" fo:border="none"/>
    </style:style>
    <style:style style:name="P34" style:family="paragraph" style:parent-style-name="Standard">
      <style:paragraph-properties fo:text-align="start" style:justify-single-word="false"/>
      <style:text-properties fo:color="#000000" style:text-line-through-style="none" style:text-line-through-type="none" style:text-underline-style="none" officeooo:rsid="004a163e" officeooo:paragraph-rsid="004a163e" style:text-blinking="false" fo:background-color="#ffffff" fo:padding="0cm" fo:border="none"/>
    </style:style>
    <style:style style:name="P35" style:family="paragraph" style:parent-style-name="Standard">
      <style:paragraph-properties fo:text-align="start" style:justify-single-word="false"/>
      <style:text-properties fo:color="#000000" style:text-line-through-style="none" style:text-line-through-type="none" style:text-underline-style="none" officeooo:rsid="004d443a" officeooo:paragraph-rsid="004d443a" style:text-blinking="false" fo:background-color="#ffffff" fo:padding="0cm" fo:border="none"/>
    </style:style>
    <style:style style:name="P36" style:family="paragraph" style:parent-style-name="Standard">
      <style:paragraph-properties fo:text-align="start" style:justify-single-word="false"/>
      <style:text-properties fo:color="#000000" style:text-line-through-style="none" style:text-line-through-type="none" style:text-underline-style="none" officeooo:rsid="004db576" officeooo:paragraph-rsid="004db576" style:text-blinking="false" fo:background-color="#ffffff" fo:padding="0cm" fo:border="none"/>
    </style:style>
    <style:style style:name="P37" style:family="paragraph" style:parent-style-name="Standard">
      <style:paragraph-properties fo:text-align="start" style:justify-single-word="false"/>
      <style:text-properties fo:color="#000000" style:text-line-through-style="none" style:text-line-through-type="none" style:text-underline-style="none" officeooo:rsid="005e95cc" officeooo:paragraph-rsid="005e95cc" style:text-blinking="false" fo:background-color="#ffffff" fo:padding="0cm" fo:border="none"/>
    </style:style>
    <style:style style:name="P38" style:family="paragraph" style:parent-style-name="Standard">
      <style:paragraph-properties fo:text-align="start" style:justify-single-word="false"/>
      <style:text-properties fo:color="#000000" style:text-line-through-style="none" style:text-line-through-type="none" style:text-underline-style="none" fo:font-weight="bold" officeooo:rsid="0024bcaf" officeooo:paragraph-rsid="0024bcaf" style:text-blinking="false" fo:background-color="#ffffff" style:font-weight-asian="bold" style:font-weight-complex="bold" fo:padding="0cm" fo:border="none"/>
    </style:style>
    <style:style style:name="P39" style:family="paragraph" style:parent-style-name="Standard">
      <style:paragraph-properties fo:text-align="start" style:justify-single-word="false"/>
      <style:text-properties fo:color="#000000" style:text-line-through-style="none" style:text-line-through-type="none" style:text-underline-style="none" fo:font-weight="bold" officeooo:rsid="003e585a" officeooo:paragraph-rsid="003e585a" style:text-blinking="false" fo:background-color="#ffffff" style:font-weight-asian="bold" style:font-weight-complex="bold" fo:padding="0cm" fo:border="none"/>
    </style:style>
    <style:style style:name="P40" style:family="paragraph" style:parent-style-name="Standard">
      <style:paragraph-properties fo:text-align="start" style:justify-single-word="false"/>
      <style:text-properties fo:color="#000000" style:text-line-through-style="none" style:text-line-through-type="none" style:text-underline-style="none" fo:font-weight="bold" officeooo:rsid="0043192c" officeooo:paragraph-rsid="0043192c" style:text-blinking="false" fo:background-color="#ffffff" style:font-weight-asian="bold" style:font-weight-complex="bold" fo:padding="0cm" fo:border="none"/>
    </style:style>
    <style:style style:name="P41" style:family="paragraph" style:parent-style-name="Standard">
      <style:paragraph-properties fo:text-align="start" style:justify-single-word="false"/>
      <style:text-properties fo:color="#000000" style:text-line-through-style="none" style:text-line-through-type="none" style:text-underline-style="none" fo:font-weight="bold" officeooo:rsid="00625756" officeooo:paragraph-rsid="00625756" style:text-blinking="false" fo:background-color="#ffffff" style:font-weight-asian="bold" style:font-weight-complex="bold" fo:padding="0cm" fo:border="none"/>
    </style:style>
    <style:style style:name="P42" style:family="paragraph" style:parent-style-name="Standard">
      <style:paragraph-properties fo:text-align="start" style:justify-single-word="false"/>
      <style:text-properties fo:color="#000000" style:text-line-through-style="none" style:text-line-through-type="none" style:text-underline-style="none" fo:font-weight="bold" officeooo:rsid="00631a53" officeooo:paragraph-rsid="00631a53" style:text-blinking="false" fo:background-color="#ffffff" style:font-weight-asian="bold" style:font-weight-complex="bold" fo:padding="0cm" fo:border="none"/>
    </style:style>
    <style:style style:name="P43" style:family="paragraph" style:parent-style-name="Standard">
      <style:paragraph-properties fo:text-align="start" style:justify-single-word="false"/>
      <style:text-properties fo:color="#000000" style:text-line-through-style="none" style:text-line-through-type="none" style:text-underline-style="none" fo:font-weight="normal" officeooo:rsid="0043192c" officeooo:paragraph-rsid="0043192c" style:text-blinking="false" fo:background-color="#ffffff" style:font-weight-asian="normal" style:font-weight-complex="normal" fo:padding="0cm" fo:border="none"/>
    </style:style>
    <style:style style:name="P44" style:family="paragraph" style:parent-style-name="Standard">
      <style:paragraph-properties fo:text-align="start" style:justify-single-word="false"/>
      <style:text-properties fo:color="#000000" style:text-line-through-style="none" style:text-line-through-type="none" style:text-underline-style="none" fo:font-weight="normal" officeooo:rsid="0044d8c9" officeooo:paragraph-rsid="0044d8c9" style:text-blinking="false" fo:background-color="#ffffff" style:font-weight-asian="normal" style:font-weight-complex="normal" fo:padding="0cm" fo:border="none"/>
    </style:style>
    <style:style style:name="P45" style:family="paragraph" style:parent-style-name="Standard">
      <style:paragraph-properties fo:text-align="start" style:justify-single-word="false"/>
      <style:text-properties fo:color="#000000" style:text-line-through-style="none" style:text-line-through-type="none" style:text-underline-style="none" fo:font-weight="normal" officeooo:rsid="0045bb51" officeooo:paragraph-rsid="0045bb51" style:text-blinking="false" fo:background-color="#ffffff" style:font-weight-asian="normal" style:font-weight-complex="normal" fo:padding="0cm" fo:border="none"/>
    </style:style>
    <style:style style:name="P46" style:family="paragraph" style:parent-style-name="Standard">
      <style:paragraph-properties fo:text-align="start" style:justify-single-word="false"/>
      <style:text-properties fo:color="#000000" style:text-line-through-style="none" style:text-line-through-type="none" style:text-underline-style="none" fo:font-weight="normal" officeooo:rsid="00470895" officeooo:paragraph-rsid="00470895" style:text-blinking="false" fo:background-color="#ffffff" style:font-weight-asian="normal" style:font-weight-complex="normal" fo:padding="0cm" fo:border="none"/>
    </style:style>
    <style:style style:name="P47" style:family="paragraph" style:parent-style-name="Standard">
      <style:paragraph-properties fo:text-align="start" style:justify-single-word="false"/>
      <style:text-properties fo:color="#000000" style:text-line-through-style="none" style:text-line-through-type="none" style:text-underline-style="none" fo:font-weight="normal" officeooo:rsid="00625756" officeooo:paragraph-rsid="00625756" style:text-blinking="false" fo:background-color="#ffffff" style:font-weight-asian="normal" style:font-weight-complex="normal" fo:padding="0cm" fo:border="none"/>
    </style:style>
    <style:style style:name="P48" style:family="paragraph" style:parent-style-name="Standard">
      <style:paragraph-properties fo:text-align="start" style:justify-single-word="false"/>
      <style:text-properties fo:color="#000000" style:text-line-through-style="none" style:text-line-through-type="none" style:text-underline-style="none" fo:font-weight="normal" officeooo:rsid="0063ac25" officeooo:paragraph-rsid="0063ac25" style:text-blinking="false" fo:background-color="#ffffff" style:font-weight-asian="normal" style:font-weight-complex="normal" fo:padding="0cm" fo:border="none"/>
    </style:style>
    <style:style style:name="P49" style:family="paragraph" style:parent-style-name="Standard">
      <style:paragraph-properties fo:text-align="start" style:justify-single-word="false"/>
      <style:text-properties fo:color="#000000" style:text-line-through-style="none" style:text-line-through-type="none" style:text-underline-style="none" fo:font-weight="normal" officeooo:rsid="0064106e" officeooo:paragraph-rsid="0064106e" style:text-blinking="false" fo:background-color="#ffffff" style:font-weight-asian="normal" style:font-weight-complex="normal" fo:padding="0cm" fo:border="none"/>
    </style:style>
    <style:style style:name="P50" style:family="paragraph" style:parent-style-name="Standard">
      <style:paragraph-properties fo:text-align="start" style:justify-single-word="false"/>
      <style:text-properties fo:color="#000000" style:text-line-through-style="none" style:text-line-through-type="none" style:text-underline-style="none" fo:font-weight="normal" officeooo:rsid="00645849" officeooo:paragraph-rsid="00692603" style:text-blinking="false" fo:background-color="#ffffff" style:font-weight-asian="normal" style:font-weight-complex="normal" fo:padding="0cm" fo:border="none"/>
    </style:style>
    <style:style style:name="P51" style:family="paragraph" style:parent-style-name="Standard">
      <style:paragraph-properties fo:text-align="start" style:justify-single-word="false"/>
      <style:text-properties fo:color="#000000" style:text-line-through-style="none" style:text-line-through-type="none" style:text-underline-style="none" fo:font-weight="normal" officeooo:rsid="00682323" officeooo:paragraph-rsid="00682323" style:text-blinking="false" fo:background-color="#ffffff" style:font-weight-asian="normal" style:font-weight-complex="normal" fo:padding="0cm" fo:border="none"/>
    </style:style>
    <style:style style:name="P52" style:family="paragraph" style:parent-style-name="Standard">
      <style:text-properties officeooo:rsid="0027687b" officeooo:paragraph-rsid="0027687b"/>
    </style:style>
    <style:style style:name="P53" style:family="paragraph" style:parent-style-name="Standard">
      <style:text-properties officeooo:rsid="0027687b" officeooo:paragraph-rsid="002c0ff9"/>
    </style:style>
    <style:style style:name="P54" style:family="paragraph" style:parent-style-name="Standard">
      <style:text-properties officeooo:rsid="002e13fa" officeooo:paragraph-rsid="002e13fa"/>
    </style:style>
    <style:style style:name="P55" style:family="paragraph" style:parent-style-name="Standard">
      <style:text-properties officeooo:rsid="00272937" officeooo:paragraph-rsid="002e13fa"/>
    </style:style>
    <style:style style:name="P56" style:family="paragraph" style:parent-style-name="Standard">
      <style:text-properties officeooo:rsid="0030eda7" officeooo:paragraph-rsid="0030eda7"/>
    </style:style>
    <style:style style:name="P57" style:family="paragraph" style:parent-style-name="Standard">
      <style:text-properties officeooo:rsid="0031662a" officeooo:paragraph-rsid="0031662a"/>
    </style:style>
    <style:style style:name="P58" style:family="paragraph" style:parent-style-name="Standard">
      <style:paragraph-properties fo:text-align="start" style:justify-single-word="false"/>
      <style:text-properties officeooo:paragraph-rsid="003881ff"/>
    </style:style>
    <style:style style:name="P59" style:family="paragraph" style:parent-style-name="Table_20_Contents">
      <style:text-properties officeooo:rsid="00188c53" officeooo:paragraph-rsid="00188c53"/>
    </style:style>
    <style:style style:name="P60" style:family="paragraph" style:parent-style-name="Table_20_Contents">
      <style:text-properties officeooo:rsid="001a96e7" officeooo:paragraph-rsid="001a96e7"/>
    </style:style>
    <style:style style:name="P61" style:family="paragraph" style:parent-style-name="Table_20_Contents">
      <style:text-properties officeooo:rsid="001b0dce" officeooo:paragraph-rsid="001b0dce"/>
    </style:style>
    <style:style style:name="P62" style:family="paragraph" style:parent-style-name="Table_20_Contents">
      <style:text-properties officeooo:rsid="001c12e1" officeooo:paragraph-rsid="001c12e1"/>
    </style:style>
    <style:style style:name="P63" style:family="paragraph" style:parent-style-name="Table_20_Contents">
      <style:text-properties officeooo:rsid="00253300" officeooo:paragraph-rsid="00253300"/>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start" style:justify-single-word="false"/>
      <style:text-properties officeooo:rsid="0033128b" officeooo:paragraph-rsid="0033128b"/>
    </style:style>
    <style:style style:name="P66" style:family="paragraph" style:parent-style-name="Table_20_Contents">
      <style:paragraph-properties fo:text-align="start" style:justify-single-word="false"/>
      <style:text-properties officeooo:rsid="00345f9a" officeooo:paragraph-rsid="00345f9a"/>
    </style:style>
    <style:style style:name="P67" style:family="paragraph" style:parent-style-name="Text_20_body">
      <style:paragraph-properties fo:text-align="start" style:justify-single-word="false"/>
      <style:text-properties officeooo:paragraph-rsid="003881ff"/>
    </style:style>
    <style:style style:name="P68" style:family="paragraph" style:parent-style-name="Standard">
      <style:text-properties officeooo:rsid="00188c53" officeooo:paragraph-rsid="00188c53"/>
    </style:style>
    <style:style style:name="P69" style:family="paragraph" style:parent-style-name="Standard">
      <style:text-properties officeooo:rsid="001361cf" officeooo:paragraph-rsid="001361cf"/>
    </style:style>
    <style:style style:name="P70" style:family="paragraph" style:parent-style-name="Standard">
      <style:paragraph-properties fo:text-align="start" style:justify-single-word="false"/>
      <style:text-properties fo:color="#000000" style:text-line-through-style="none" style:text-line-through-type="none" style:text-underline-style="none" fo:font-weight="bold" officeooo:rsid="002d9102" officeooo:paragraph-rsid="002d9102" style:text-blinking="false" fo:background-color="#ffffff" style:font-weight-asian="bold" style:font-weight-complex="bold" fo:padding="0cm" fo:border="none"/>
    </style:style>
    <style:style style:name="P71" style:family="paragraph" style:parent-style-name="Standard">
      <style:paragraph-properties fo:text-align="start" style:justify-single-word="false"/>
      <style:text-properties fo:color="#000000" style:text-line-through-style="none" style:text-line-through-type="none" style:text-underline-style="none" fo:font-weight="bold" officeooo:rsid="003e585a" officeooo:paragraph-rsid="003e585a" style:text-blinking="false" fo:background-color="#ffffff" style:font-weight-asian="bold" style:font-weight-complex="bold" fo:padding="0cm" fo:border="none"/>
    </style:style>
    <style:style style:name="P72" style:family="paragraph" style:parent-style-name="Standard">
      <style:paragraph-properties fo:text-align="start" style:justify-single-word="false"/>
      <style:text-properties fo:color="#000000" style:text-line-through-style="none" style:text-line-through-type="none" style:text-underline-style="none" fo:font-weight="bold" officeooo:rsid="0024bcaf" officeooo:paragraph-rsid="0028db90" style:text-blinking="false" fo:background-color="#ffffff" style:font-weight-asian="bold" style:font-weight-complex="bold" fo:padding="0cm" fo:border="none"/>
    </style:style>
    <style:style style:name="P73" style:family="paragraph" style:parent-style-name="Standard">
      <style:paragraph-properties fo:text-align="start" style:justify-single-word="false"/>
      <style:text-properties fo:color="#000000" style:text-line-through-style="none" style:text-line-through-type="none" style:text-underline-style="none" fo:font-weight="bold" officeooo:rsid="0024bcaf" officeooo:paragraph-rsid="00470895" style:text-blinking="false" fo:background-color="#ffffff" style:font-weight-asian="bold" style:font-weight-complex="bold" fo:padding="0cm" fo:border="none"/>
    </style:style>
    <style:style style:name="P74" style:family="paragraph" style:parent-style-name="Standard">
      <style:paragraph-properties fo:text-align="start" style:justify-single-word="false"/>
      <style:text-properties fo:color="#000000" style:text-line-through-style="none" style:text-line-through-type="none" style:text-underline-style="none" fo:font-weight="bold" officeooo:rsid="00645849" officeooo:paragraph-rsid="00645849" style:text-blinking="false" fo:background-color="#ffffff" style:font-weight-asian="bold" style:font-weight-complex="bold" fo:padding="0cm" fo:border="none"/>
    </style:style>
    <style:style style:name="P75" style:family="paragraph" style:parent-style-name="Standard">
      <style:paragraph-properties fo:text-align="start" style:justify-single-word="false"/>
      <style:text-properties fo:color="#000000" style:text-line-through-style="none" style:text-line-through-type="none" style:text-underline-style="none" fo:font-weight="bold" officeooo:rsid="0075591f" officeooo:paragraph-rsid="0075591f" style:text-blinking="false" fo:background-color="#ffffff" style:font-weight-asian="bold" style:font-weight-complex="bold" fo:padding="0cm" fo:border="none"/>
    </style:style>
    <style:style style:name="P76" style:family="paragraph" style:parent-style-name="Standard">
      <style:paragraph-properties fo:text-align="start" style:justify-single-word="false"/>
      <style:text-properties fo:color="#000000" style:text-line-through-style="none" style:text-line-through-type="none" style:text-underline-style="none" fo:font-weight="bold" officeooo:rsid="0075591f" officeooo:paragraph-rsid="007aa783" style:text-blinking="false" fo:background-color="#ffffff" style:font-weight-asian="bold" style:font-weight-complex="bold" fo:padding="0cm" fo:border="none"/>
    </style:style>
    <style:style style:name="P77" style:family="paragraph" style:parent-style-name="Standard">
      <style:paragraph-properties fo:text-align="start" style:justify-single-word="false"/>
      <style:text-properties fo:color="#000000" style:text-line-through-style="none" style:text-line-through-type="none" style:text-underline-style="none" fo:font-weight="bold" officeooo:rsid="0077331f" officeooo:paragraph-rsid="0077331f" style:text-blinking="false" fo:background-color="#ffffff" style:font-weight-asian="bold" style:font-weight-complex="bold" fo:padding="0cm" fo:border="none"/>
    </style:style>
    <style:style style:name="P78" style:family="paragraph" style:parent-style-name="Standard">
      <style:paragraph-properties fo:text-align="start" style:justify-single-word="false"/>
      <style:text-properties fo:color="#000000" style:text-line-through-style="none" style:text-line-through-type="none" style:text-underline-style="none" fo:font-weight="bold" officeooo:rsid="007cb8fb" officeooo:paragraph-rsid="007cb8fb" style:text-blinking="false" fo:background-color="#ffffff" style:font-weight-asian="bold" style:font-weight-complex="bold" fo:padding="0cm" fo:border="none"/>
    </style:style>
    <style:style style:name="P79" style:family="paragraph" style:parent-style-name="Standard">
      <style:paragraph-properties fo:text-align="start" style:justify-single-word="false"/>
      <style:text-properties fo:color="#000000" style:text-line-through-style="none" style:text-line-through-type="none" style:text-underline-style="none" officeooo:rsid="0022baed" officeooo:paragraph-rsid="002c0ff9" style:text-blinking="false" fo:background-color="#ffffff" fo:padding="0cm" fo:border="none"/>
    </style:style>
    <style:style style:name="P80" style:family="paragraph" style:parent-style-name="Standard">
      <style:paragraph-properties fo:text-align="start" style:justify-single-word="false"/>
      <style:text-properties fo:color="#000000" style:text-line-through-style="none" style:text-line-through-type="none" style:text-underline-style="none" officeooo:rsid="003881ff" officeooo:paragraph-rsid="003881ff" style:text-blinking="false" fo:background-color="#ffffff" fo:padding="0cm" fo:border="none"/>
    </style:style>
    <style:style style:name="P81" style:family="paragraph" style:parent-style-name="Standard">
      <style:paragraph-properties fo:text-align="start" style:justify-single-word="false"/>
      <style:text-properties fo:color="#000000" style:text-line-through-style="none" style:text-line-through-type="none" style:text-underline-style="none" officeooo:rsid="00230f2c" officeooo:paragraph-rsid="00230f2c" style:text-blinking="false" fo:background-color="#ffffff" fo:padding="0cm" fo:border="none"/>
    </style:style>
    <style:style style:name="P82" style:family="paragraph" style:parent-style-name="Standard">
      <style:paragraph-properties fo:text-align="start" style:justify-single-word="false"/>
      <style:text-properties fo:color="#000000" style:text-line-through-style="none" style:text-line-through-type="none" style:text-underline-style="none" officeooo:rsid="00230f2c" officeooo:paragraph-rsid="006cd138" style:text-blinking="false" fo:background-color="#ffffff" fo:padding="0cm" fo:border="none"/>
    </style:style>
    <style:style style:name="P83" style:family="paragraph" style:parent-style-name="Standard">
      <style:paragraph-properties fo:text-align="start" style:justify-single-word="false"/>
      <style:text-properties fo:color="#000000" style:text-line-through-style="none" style:text-line-through-type="none" style:text-underline-style="none" fo:font-weight="normal" officeooo:rsid="00682323" officeooo:paragraph-rsid="007e3415" style:text-blinking="false" fo:background-color="#ffffff" style:font-weight-asian="normal" style:font-weight-complex="normal" fo:padding="0cm" fo:border="none"/>
    </style:style>
    <style:style style:name="P84" style:family="paragraph" style:parent-style-name="Standard">
      <style:paragraph-properties fo:text-align="start" style:justify-single-word="false"/>
      <style:text-properties fo:color="#000000" style:text-line-through-style="none" style:text-line-through-type="none" style:text-underline-style="none" fo:font-weight="normal" officeooo:rsid="007e90a5" officeooo:paragraph-rsid="007e90a5" style:text-blinking="false" fo:background-color="#ffffff" style:font-weight-asian="normal" style:font-weight-complex="normal" fo:padding="0cm" fo:border="none"/>
    </style:style>
    <style:style style:name="P85" style:family="paragraph" style:parent-style-name="Standard">
      <style:paragraph-properties fo:text-align="start" style:justify-single-word="false"/>
      <style:text-properties officeooo:rsid="00230f2c" officeooo:paragraph-rsid="006cd138"/>
    </style:style>
    <style:style style:name="P86" style:family="paragraph" style:parent-style-name="Standard">
      <style:text-properties officeooo:rsid="00230f2c" officeooo:paragraph-rsid="0031662a"/>
    </style:style>
    <style:style style:name="P87" style:family="paragraph" style:parent-style-name="Standard">
      <style:text-properties officeooo:rsid="0031662a" officeooo:paragraph-rsid="0031662a"/>
    </style:style>
    <style:style style:name="P88" style:family="paragraph" style:parent-style-name="Standard">
      <style:text-properties officeooo:rsid="002cb9bd" officeooo:paragraph-rsid="002f1787"/>
    </style:style>
    <style:style style:name="P89" style:family="paragraph" style:parent-style-name="Standard">
      <style:paragraph-properties fo:text-align="start" style:justify-single-word="false"/>
      <style:text-properties officeooo:rsid="00241456" officeooo:paragraph-rsid="00241456"/>
    </style:style>
    <style:style style:name="P90" style:family="paragraph" style:parent-style-name="Table_20_Contents">
      <style:text-properties officeooo:rsid="006a576e" officeooo:paragraph-rsid="006a576e"/>
    </style:style>
    <style:style style:name="P91" style:family="paragraph" style:parent-style-name="Table_20_Contents">
      <style:paragraph-properties fo:text-align="start" style:justify-single-word="false"/>
      <style:text-properties officeooo:rsid="006c2ce2" officeooo:paragraph-rsid="006c2ce2"/>
    </style:style>
    <style:style style:name="P92" style:family="paragraph" style:parent-style-name="Table_20_Contents">
      <style:paragraph-properties fo:text-align="start" style:justify-single-word="false"/>
      <style:text-properties officeooo:rsid="0033128b" officeooo:paragraph-rsid="006c2ce2"/>
    </style:style>
    <style:style style:name="P93" style:family="paragraph" style:parent-style-name="Table_20_Contents">
      <style:paragraph-properties fo:text-align="start" style:justify-single-word="false"/>
      <style:text-properties officeooo:rsid="006cc90d"/>
    </style:style>
    <style:style style:name="P94" style:family="paragraph" style:parent-style-name="Table_20_Contents">
      <style:paragraph-properties fo:text-align="start" style:justify-single-word="false"/>
      <style:text-properties officeooo:rsid="006cc90d" officeooo:paragraph-rsid="006cc90d"/>
    </style:style>
    <style:style style:name="P95" style:family="paragraph" style:parent-style-name="Heading_20_3">
      <style:text-properties officeooo:paragraph-rsid="006cd138"/>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agraph-properties fo:text-align="center"/>
    </style:style>
    <style:style style:name="P98" style:family="paragraph">
      <style:paragraph-properties fo:text-align="center"/>
      <style:text-properties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c0ff9" style:font-weight-asian="bold" style:font-weight-complex="bold"/>
    </style:style>
    <style:style style:name="T4" style:family="text">
      <style:text-properties officeooo:rsid="00151efa"/>
    </style:style>
    <style:style style:name="T5" style:family="text">
      <style:text-properties officeooo:rsid="0018f776"/>
    </style:style>
    <style:style style:name="T6" style:family="text">
      <style:text-properties officeooo:rsid="001a96e7"/>
    </style:style>
    <style:style style:name="T7" style:family="text">
      <style:text-properties officeooo:rsid="001dbf86"/>
    </style:style>
    <style:style style:name="T8" style:family="text">
      <style:text-properties officeooo:rsid="002c0ff9"/>
    </style:style>
    <style:style style:name="T9" style:family="text">
      <style:text-properties officeooo:rsid="002cb9bd"/>
    </style:style>
    <style:style style:name="T10" style:family="text">
      <style:text-properties officeooo:rsid="0031662a"/>
    </style:style>
    <style:style style:name="T11" style:family="text">
      <style:text-properties officeooo:rsid="003623e0"/>
    </style:style>
    <style:style style:name="T12" style:family="text">
      <style:text-properties fo:color="#000000" style:text-line-through-style="none" style:text-line-through-type="none" style:text-underline-style="none" officeooo:rsid="003881ff" style:text-blinking="false" fo:background-color="#ffffff" loext:char-shading-value="0" fo:padding="0cm" fo:border="none"/>
    </style:style>
    <style:style style:name="T13" style:family="text">
      <style:text-properties fo:color="#000000" style:text-line-through-style="none" style:text-line-through-type="none" style:text-underline-style="none" style:text-blinking="false" fo:background-color="#ffffff" loext:char-shading-value="0" fo:padding="0cm" fo:border="none"/>
    </style:style>
    <style:style style:name="T14" style:family="text">
      <style:text-properties fo:color="#000000" style:text-line-through-style="none" style:text-line-through-type="none" style:text-underline-style="none" officeooo:rsid="00708ef2" style:text-blinking="false" fo:background-color="#ffffff" loext:char-shading-value="0" fo:padding="0cm" fo:border="none"/>
    </style:style>
    <style:style style:name="T15" style:family="text">
      <style:text-properties fo:color="#000000" style:text-line-through-style="none" style:text-line-through-type="none" style:text-underline-style="none" officeooo:rsid="00724f99" style:text-blinking="false" fo:background-color="#ffffff" loext:char-shading-value="0" fo:padding="0cm" fo:border="none"/>
    </style:style>
    <style:style style:name="T16" style:family="text">
      <style:text-properties officeooo:rsid="0038fa22"/>
    </style:style>
    <style:style style:name="T17" style:family="text">
      <style:text-properties officeooo:rsid="003a9696"/>
    </style:style>
    <style:style style:name="T18" style:family="text">
      <style:text-properties officeooo:rsid="003b7783"/>
    </style:style>
    <style:style style:name="T19" style:family="text">
      <style:text-properties officeooo:rsid="0042997e"/>
    </style:style>
    <style:style style:name="T20" style:family="text">
      <style:text-properties officeooo:rsid="0044d8c9"/>
    </style:style>
    <style:style style:name="T21" style:family="text">
      <style:text-properties officeooo:rsid="004729ce"/>
    </style:style>
    <style:style style:name="T22" style:family="text">
      <style:text-properties officeooo:rsid="004b29c1"/>
    </style:style>
    <style:style style:name="T23" style:family="text">
      <style:text-properties officeooo:rsid="00504f64"/>
    </style:style>
    <style:style style:name="T24" style:family="text">
      <style:text-properties officeooo:rsid="00602a6a"/>
    </style:style>
    <style:style style:name="T25" style:family="text">
      <style:text-properties officeooo:rsid="006880d9"/>
    </style:style>
    <style:style style:name="T26" style:family="text">
      <style:text-properties officeooo:rsid="00692603"/>
    </style:style>
    <style:style style:name="T27" style:family="text">
      <style:text-properties officeooo:rsid="006cbee7"/>
    </style:style>
    <style:style style:name="T28" style:family="text">
      <style:text-properties officeooo:rsid="006cc90d"/>
    </style:style>
    <style:style style:name="T29" style:family="text">
      <style:text-properties officeooo:rsid="00742cf5"/>
    </style:style>
    <style:style style:name="T30" style:family="text">
      <style:text-properties officeooo:rsid="007aa783"/>
    </style:style>
    <style:style style:name="T31" style:family="text">
      <style:text-properties officeooo:rsid="007b71ac"/>
    </style:style>
    <style:style style:name="T32" style:family="text">
      <style:text-properties officeooo:rsid="00345f9a"/>
    </style:style>
    <style:style style:name="T33" style:family="text">
      <style:text-properties officeooo:rsid="007e3415"/>
    </style:style>
    <style:style style:name="T34"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5000b"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9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937_1908013657" text:style-name="Index_20_Link" text:visited-style-name="Index_20_Link">What is Data Modeling<text:tab/>1</text:a></text:p>
          <text:p text:style-name="P96"><text:a xlink:type="simple" xlink:href="#__RefHeading__939_1908013657" text:style-name="Index_20_Link" text:visited-style-name="Index_20_Link">What is Stochastic Model<text:tab/>1</text:a></text:p>
          <text:p text:style-name="P96"><text:a xlink:type="simple" xlink:href="#__RefHeading__943_1908013657" text:style-name="Index_20_Link" text:visited-style-name="Index_20_Link">Comparison of Deterministic and Stochastic model<text:tab/>1</text:a></text:p>
          <text:p text:style-name="P96"><text:a xlink:type="simple" xlink:href="#__RefHeading__945_1908013657" text:style-name="Index_20_Link" text:visited-style-name="Index_20_Link">Steps to build stochastic model<text:tab/>2</text:a></text:p>
          <text:p text:style-name="P96"><text:a xlink:type="simple" xlink:href="#__RefHeading__947_1908013657" text:style-name="Index_20_Link" text:visited-style-name="Index_20_Link">Monte Carlo simulation<text:tab/>2</text:a></text:p>
          <text:p text:style-name="P96"><text:a xlink:type="simple" xlink:href="#__RefHeading__949_1908013657" text:style-name="Index_20_Link" text:visited-style-name="Index_20_Link">Markov chain-<text:tab/>4</text:a></text:p>
          <text:p text:style-name="P96"><text:a xlink:type="simple" xlink:href="#__RefHeading__951_1908013657" text:style-name="Index_20_Link" text:visited-style-name="Index_20_Link">Probability Distributions<text:tab/>5</text:a></text:p>
        </text:index-body>
      </text:table-of-content>
      <text:h text:style-name="Heading_20_3" text:outline-level="3"/>
      <text:h text:style-name="Heading_20_3" text:outline-level="3"/>
      <text:h text:style-name="Heading_20_3" text:outline-level="3"><text:bookmark-start text:name="__RefHeading__937_1908013657"/>What is Data Modeling<text:bookmark-end text:name="__RefHeading__937_1908013657"/></text:h>
      <text:p text:style-name="P52">Model : It is simplification of the real system in order to control and understand it and most important predict it.</text:p>
      <text:p text:style-name="P52">1) Plan <text:span text:style-name="T8">the </text:span>objective of model</text:p>
      <text:p text:style-name="P52">2) Plan how to test the model</text:p>
      <text:p text:style-name="P52">3) Collect the data for model</text:p>
      <text:p text:style-name="P52">4) Analyze the data to estimate the parameter in model.</text:p>
      <text:p text:style-name="P52"/>
      <text:h text:style-name="Heading_20_3" text:outline-level="3"><text:bookmark-start text:name="__RefHeading__939_1908013657"/><text:span text:style-name="T8">What is </text:span>Stochastic Model<text:bookmark-end text:name="__RefHeading__939_1908013657"/></text:h>
      <text:p text:style-name="P5">A <text:span text:style-name="T1">stochastic model</text:span> is a tool for <text:span text:style-name="T4">modeling data where uncertainty is present with the input. When input has certain uncertainty or probability associated with it then output will also have some probability associated with it.</text:span></text:p>
      <text:p text:style-name="P5"/>
      <text:p text:style-name="P12">Input : <text:s/></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62">1</text:p>
          </table:table-cell>
          <table:table-cell table:style-name="Table2.A1" office:value-type="string">
            <text:p text:style-name="P62">2</text:p>
          </table:table-cell>
          <table:table-cell table:style-name="Table2.A1" office:value-type="string">
            <text:p text:style-name="P62">3</text:p>
          </table:table-cell>
          <table:table-cell table:style-name="Table2.A1" office:value-type="string">
            <text:p text:style-name="P62">4</text:p>
          </table:table-cell>
          <table:table-cell table:style-name="Table2.A1" office:value-type="string">
            <text:p text:style-name="P62">5</text:p>
          </table:table-cell>
          <table:table-cell table:style-name="Table2.F1" office:value-type="string">
            <text:p text:style-name="P62">6</text:p>
          </table:table-cell>
        </table:table-row>
        <table:table-row>
          <table:table-cell table:style-name="Table2.A2" office:value-type="string">
            <text:p text:style-name="Table_20_Contents">.<text:span text:style-name="T7">1</text:span></text:p>
          </table:table-cell>
          <table:table-cell table:style-name="Table2.A2" office:value-type="string">
            <text:p text:style-name="Table_20_Contents">.<text:span text:style-name="T7">2</text:span></text:p>
          </table:table-cell>
          <table:table-cell table:style-name="Table2.A2" office:value-type="string">
            <text:p text:style-name="Table_20_Contents">.<text:span text:style-name="T7">3</text:span></text:p>
          </table:table-cell>
          <table:table-cell table:style-name="Table2.A2" office:value-type="string">
            <text:p text:style-name="Table_20_Contents">.<text:span text:style-name="T7">3</text:span></text:p>
          </table:table-cell>
          <table:table-cell table:style-name="Table2.A2" office:value-type="string">
            <text:p text:style-name="Table_20_Contents">.<text:span text:style-name="T7">2</text:span></text:p>
          </table:table-cell>
          <table:table-cell table:style-name="Table2.F2" office:value-type="string">
            <text:p text:style-name="Table_20_Contents">.<text:span text:style-name="T7">1</text:span></text:p>
          </table:table-cell>
        </table:table-row>
      </table:table>
      <text:p text:style-name="P12"><text:s/></text:p>
      <text:p text:style-name="P15"><text:s text:c="2"/></text:p>
      <text:p text:style-name="P11">Hence stochastic modeling helps in predicting outcome for variable inputs.</text:p>
      <text:p text:style-name="P16">The word stochastic has originated from greek work stokhazesthai which means to guess. The opposite of stochastic is deterministic model which predicts the outcome with 100% certainty.</text:p>
      <text:p text:style-name="P2"/>
      <text:h text:style-name="Heading_20_3" text:outline-level="3"><text:bookmark-start text:name="__RefHeading__943_1908013657"/>Comparison of Deterministic and Stochastic model<text:bookmark-end text:name="__RefHeading__943_1908013657"/></text:h>
      <text:p text:style-name="P9"/>
      <table:table table:name="Table1" table:style-name="Table1">
        <table:table-column table:style-name="Table1.A"/>
        <table:table-column table:style-name="Table1.B"/>
        <table:table-row>
          <table:table-cell table:style-name="Table1.A1" office:value-type="string">
            <text:p text:style-name="P59"><draw:line text:anchor-type="paragraph" draw:z-index="0" draw:style-name="gr1" draw:text-style-name="P97" svg:x1="10.735cm" svg:y1="1.028cm" svg:x2="10.806cm" svg:y2="4.632cm"><text:p/></draw:line><draw:path text:anchor-type="paragraph" draw:z-index="2" draw:style-name="gr1" draw:text-style-name="P97" svg:width="2.855cm" svg:height="2.586cm" svg:x="10.857cm" svg:y="1.69cm" svg:viewBox="0 0 2856 2587" svg:d="M0 2575c189 32 376-6 557-51 299-73 565-239 819-436 189-146 437-233 591-418 157-188 348-359 435-590 75-196 258-323 279-540l87-193 52-225 36-122"><text:p/></draw:path><draw:path text:anchor-type="paragraph" draw:z-index="3" draw:style-name="gr2" draw:text-style-name="P97" svg:width="3.202cm" svg:height="2.49cm" draw:transform="rotate (1.5707963267949) translate (10.942415574499cm 4.33563888888889cm)" svg:viewBox="0 0 3203 2491" svg:d="M0 20c263-100 416 199 540 365 174 235-445 469 53 452 465-16 337-71 365 349 35 535-76 5 104 418 150 346-2 265 436 261 178-1 622-155 208 295-161 174 500-81 679 157 158 212 418 21 610 157l208 17h-17"><text:p/></draw:path><draw:path text:anchor-type="paragraph" draw:z-index="4" draw:style-name="gr3" draw:text-style-name="P97" svg:width="3.514cm" svg:height="3.159cm" svg:x="11.031cm" svg:y="1.325cm" svg:viewBox="0 0 3515 3160" svg:d="M0 3150c171-63 358 141 487-157 109-254 402 217 540-68 86-180 269-438 453-332 300 173 257-180 330-296 121-196 454 28 488-279 19-171 76-388 330-401 369-17 124-322 104-522-26-257 184-351 350-418 395-159-135-326 51-555l243-53 139-69"><text:p/></draw:path><draw:caption text:anchor-type="paragraph" draw:z-index="6" draw:style-name="gr4" draw:text-style-name="P98" svg:width="2.366cm" svg:height="0.655cm" svg:x="15.732cm" svg:y="2.84cm" draw:caption-point-x="-2.298cm" draw:caption-point-y="-0.453cm"><text:p text:style-name="P97"><text:span text:style-name="T34">Deterministic Output</text:span></text:p></draw:caption><draw:caption text:anchor-type="paragraph" draw:z-index="7" draw:style-name="gr5" svg:width="2.647cm" svg:height="0.994cm" svg:x="15.73cm" svg:y="0.175cm" draw:caption-point-x="-1.183cm" draw:caption-point-y="1.15cm"><text:p><text:span text:style-name="T34">Stochastic Output </text:span><text:span text:style-name="T34">which can be </text:span><text:span text:style-name="T34">anything between </text:span><text:span text:style-name="T34">two red lines</text:span></text:p></draw:caption>Deterministic</text:p>
          </table:table-cell>
          <table:table-cell table:style-name="Table1.B1" office:value-type="string">
            <text:p text:style-name="P59">Stochastic</text:p>
          </table:table-cell>
        </table:table-row>
        <table:table-row>
          <table:table-cell table:style-name="Table1.A2" office:value-type="string">
            <text:p text:style-name="P59">output is same for similar input</text:p>
          </table:table-cell>
          <table:table-cell table:style-name="Table1.B2" office:value-type="string">
            <text:p text:style-name="P59">Output might be different for same input</text:p>
          </table:table-cell>
        </table:table-row>
        <table:table-row>
          <table:table-cell table:style-name="Table1.A2" office:value-type="string">
            <text:p text:style-name="P60">It has one solution to one problem.</text:p>
          </table:table-cell>
          <table:table-cell table:style-name="Table1.B2" office:value-type="string">
            <text:p text:style-name="P60">Might have more than one solution to single problem.</text:p>
          </table:table-cell>
        </table:table-row>
        <table:table-row>
          <table:table-cell table:style-name="Table1.A2" office:value-type="string">
            <text:p text:style-name="P61">N(t+1)=N(t) Y</text:p>
          </table:table-cell>
          <table:table-cell table:style-name="Table1.B2" office:value-type="string">
            <text:p text:style-name="P61">N(t+1)=N(t) Y(T)</text:p>
            <text:p text:style-name="P61"><draw:line text:anchor-type="paragraph" draw:z-index="1" draw:style-name="gr1" draw:text-style-name="P97" svg:x1="5.914cm" svg:y1="0.549cm" svg:x2="10.37cm" svg:y2="0.567cm"><text:p/></draw:line><draw:line text:anchor-type="paragraph" draw:z-index="5" draw:style-name="gr1" draw:text-style-name="P97" svg:x1="9.952cm" svg:y1="0.931cm" svg:x2="9.952cm" svg:y2="1.07cm"><text:p/></draw:line>Y(T) is determined by a probability model.</text:p>
          </table:table-cell>
        </table:table-row>
        <text:soft-page-break/>
        <table:table-row>
          <table:table-cell table:style-name="Table1.A2" office:value-type="string">
            <text:p text:style-name="P90">No randomness</text:p>
          </table:table-cell>
          <table:table-cell table:style-name="Table1.B2" office:value-type="string">
            <text:p text:style-name="P63">Input has some kind of randomness. </text:p>
          </table:table-cell>
        </table:table-row>
      </table:table>
      <text:p text:style-name="P9"/>
      <text:p text:style-name="P8"/>
      <text:h text:style-name="Heading_20_3" text:outline-level="3"><text:bookmark-start text:name="__RefHeading__945_1908013657"/>Steps to build stochastic model<text:bookmark-end text:name="__RefHeading__945_1908013657"/></text:h>
      <text:p text:style-name="P8"/>
      <text:p text:style-name="P8">1. <text:span text:style-name="T5">Create a sample space. ( list of possible outocomes)</text:span></text:p>
      <text:p text:style-name="P10">2. Assign the probability to sample space</text:p>
      <text:p text:style-name="P10">3. Identify the events of interest.</text:p>
      <text:p text:style-name="P10">4. Calculate the probability for the events of interest.</text:p>
      <text:p text:style-name="P53"/>
      <text:p text:style-name="P53">State Space: Set of values which a process can take</text:p>
      <text:p text:style-name="P53">Random number: Let us f is a random number generator and f(N) will generate a random number &gt;0 and &lt; N.</text:p>
      <text:p text:style-name="P3">The random variation is usually based on fluctuations observed in historical data for a selected period using standard time-series techniques.</text:p>
      <text:p text:style-name="P1"/>
      <text:h text:style-name="Heading_20_3" text:outline-level="3"><text:bookmark-start text:name="__RefHeading__947_1908013657"/><text:a xlink:type="simple" xlink:href="http://www.investopedia.com/terms/m/montecarlosimulation.asp">Monte Carlo simulation</text:a><text:bookmark-end text:name="__RefHeading__947_1908013657"/></text:h>
      <text:p text:style-name="P1"/>
      <text:p text:style-name="P7">The <text:a xlink:type="simple" xlink:href="http://www.investopedia.com/terms/m/montecarlosimulation.asp">Monte Carlo simulation</text:a> is <text:span text:style-name="T6">an</text:span> example of a stochastic model. <text:span text:style-name="T9">This technique is used by professional in wide variety of fields as finance, project management, energy, manufacturing, engineering, research and development. This technique was first developed by Stanislaw Ulam while working on atom bomb. It was named after the famous Casino de Monte Carlo in Monaco. </text:span></text:p>
      <text:p text:style-name="P7"/>
      <text:p text:style-name="P88">Monte carlo helps the decision maker by providing a range of outcome along with their probability. Due to this feature it is helpful in understanding the risk and uncertainty in project management, costing, risk analysis and stock market.</text:p>
      <text:p text:style-name="P85"><text:span text:style-name="T13">Advantage of Monte Carlo method</text:span></text:p>
      <text:p text:style-name="P85"><text:span text:style-name="T13">1) Complex aggregations</text:span></text:p>
      <text:p text:style-name="P82">2) Incorporating uncertainty into analysis</text:p>
      <text:p text:style-name="P82">3)Exploring unintutive result</text:p>
      <text:p text:style-name="P82">4) Simplificatiom of complex system</text:p>
      <text:p text:style-name="P54"/>
      <text:p text:style-name="P56">1. Identify a mathematical model of process you want to explore.</text:p>
      <text:p text:style-name="P56">2. Define the parameters like mean and standard deviation for each factor of your model</text:p>
      <text:p text:style-name="P57">3. Create random data according to those parameters.</text:p>
      <text:p text:style-name="P57">4. Simulate and analyze the output of the process.</text:p>
      <text:p text:style-name="P86"/>
      <text:p text:style-name="P82">Good for insurance, sports and demographics ( we know complete set of actions)</text:p>
      <text:p text:style-name="P82">and bad for market prices, biological system ( we do not know complete set of actions)</text:p>
      <text:p text:style-name="P55"/>
      <text:p text:style-name="P21">Types of Monte Carlo</text:p>
      <text:p text:style-name="P20"/>
      <text:p text:style-name="P20"><text:span text:style-name="T8">1. S</text:span>imple <text:span text:style-name="T8">Monte Carlo</text:span></text:p>
      <text:p text:style-name="P20"><text:span text:style-name="T8">2. T</text:span>wo stage <text:span text:style-name="T8">Monte Carlo</text:span>, </text:p>
      <text:p text:style-name="P20"><text:span text:style-name="T8">3. </text:span>Mixture modelling </text:p>
      <text:p text:style-name="P20"><text:span text:style-name="T8">4. M</text:span>arkov <text:span text:style-name="T8">C</text:span>hain <text:span text:style-name="T8">Monte Carlo</text:span></text:p>
      <text:p text:style-name="P20"/>
      <text:p text:style-name="P70"/>
      <text:p text:style-name="P70"/>
      <text:p text:style-name="P70"><text:soft-page-break/><text:span text:style-name="T10">Example of </text:span>Simple Monte Carlo</text:p>
      <text:p text:style-name="P22"/>
      <text:p text:style-name="P23">Define mathematical model</text:p>
      <text:p text:style-name="P24">Let us say we have a equation y=x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4"/>
          </table:table-cell>
          <table:table-cell table:style-name="Table3.A1" office:value-type="string">
            <text:p text:style-name="P91">D<text:span text:style-name="T27">stbtn</text:span></text:p>
          </table:table-cell>
          <table:table-cell table:style-name="Table3.A1" office:value-type="string">
            <text:p text:style-name="P92">Mean</text:p>
          </table:table-cell>
          <table:table-cell table:style-name="Table3.D1" office:value-type="string">
            <text:p text:style-name="P65">SD</text:p>
          </table:table-cell>
        </table:table-row>
        <table:table-row>
          <table:table-cell table:style-name="Table3.A2" office:value-type="string">
            <text:p text:style-name="P65">x</text:p>
          </table:table-cell>
          <table:table-cell table:style-name="Table3.A2" office:value-type="string">
            <text:p text:style-name="P94">Nmal</text:p>
          </table:table-cell>
          <table:table-cell table:style-name="Table3.A2" office:value-type="string">
            <text:p text:style-name="P93">112</text:p>
          </table:table-cell>
          <table:table-cell table:style-name="Table3.D2" office:value-type="string">
            <text:p text:style-name="P94">40</text:p>
          </table:table-cell>
        </table:table-row>
        <table:table-row>
          <table:table-cell table:style-name="Table3.A2" office:value-type="string">
            <text:p text:style-name="P65">y</text:p>
          </table:table-cell>
          <table:table-cell table:style-name="Table3.A2" office:value-type="string">
            <text:p text:style-name="P94">Nmal</text:p>
          </table:table-cell>
          <table:table-cell table:style-name="Table3.A2" office:value-type="string">
            <text:p text:style-name="P94">92.5</text:p>
          </table:table-cell>
          <table:table-cell table:style-name="Table3.D2" office:value-type="string">
            <text:p text:style-name="P94">12</text:p>
          </table:table-cell>
        </table:table-row>
        <table:table-row>
          <table:table-cell table:style-name="Table3.A2" office:value-type="string">
            <text:p text:style-name="P66">z</text:p>
          </table:table-cell>
          <table:table-cell table:style-name="Table3.A2" office:value-type="string">
            <text:p text:style-name="P94">Nmal</text:p>
          </table:table-cell>
          <table:table-cell table:style-name="Table3.A2" office:value-type="string">
            <text:p text:style-name="P94">35</text:p>
          </table:table-cell>
          <table:table-cell table:style-name="Table3.D2" office:value-type="string">
            <text:p text:style-name="P94">11</text:p>
          </table:table-cell>
        </table:table-row>
      </table:table>
      <text:p text:style-name="P24"/>
      <text:p text:style-name="P25">Let us say the model is <text:s/>z~<text:span text:style-name="T29">33+.046</text:span>x-<text:span text:style-name="T29">0.3152</text:span>y-<text:span text:style-name="T29">1.06</text:span>z<text:span text:style-name="T29">+(0.01385y*z) with lower limit is 10 and upper is 30.</text:span></text:p>
      <text:p text:style-name="P75">we have to run 50000 simulations</text:p>
      <text:p text:style-name="P75"/>
      <text:p text:style-name="P75">x&lt;-runif(50000,112,40)</text:p>
      <text:p text:style-name="P75">y&lt;-runif(50000,92.5,12)</text:p>
      <text:p text:style-name="P75">z&lt;-runif(50000,35,11)</text:p>
      <text:p text:style-name="P39"/>
      <text:p text:style-name="P77">plot(x)</text:p>
      <text:p text:style-name="P77">plot(y)</text:p>
      <text:p text:style-name="P77">plot(z)</text:p>
      <text:p text:style-name="P77"/>
      <text:p text:style-name="P77">hist(x)</text:p>
      <text:p text:style-name="P77">hist(y)</text:p>
      <text:p text:style-name="P77">hist(z)</text:p>
      <text:p text:style-name="P39"/>
      <text:p text:style-name="P39">Input</text:p>
      <text:p text:style-name="P26">Now need to define how many iterations we need to do <text:span text:style-name="T18">like 50,000. By iterations we mean how much sample data is generated from probability distribution and this model will be run on all these samples. We also define the limits for output.</text:span></text:p>
      <text:p text:style-name="P39">Output</text:p>
      <text:p text:style-name="P27">Simulation will give us a graph and output. </text:p>
      <text:p text:style-name="P29">Probabilistic result- It will give us the probability of each outcome.</text:p>
      <text:p text:style-name="P30">Graphical result- On the basis of data generated by monte carlo graph is generated.</text:p>
      <text:p text:style-name="P31">Sensitivity analysis- Monte Carlo helps us in finding which input has biggest impact on the bottom line results</text:p>
      <text:p text:style-name="P31">Scenerio Analysis- <text:span text:style-name="T19">It helps in finding out the reason of certain output. i.e for a certain output what was the set of input.</text:span></text:p>
      <text:p text:style-name="P32">Correlation of inputs- <text:s/>We can model independent inputs and find correlation between them.</text:p>
      <text:p text:style-name="P27"/>
      <text:p text:style-name="P27">It<text:span text:style-name="T11"> will give us the detail when the output is outside the limits. Now can change the inputs so that we get output in our defined limits.</text:span></text:p>
      <text:p text:style-name="P20"/>
      <text:p text:style-name="P20"/>
      <text:p text:style-name="P36">Example 1:</text:p>
      <text:p text:style-name="P33">Profit=(249-ci-cp)*<text:span text:style-name="T23">14000</text:span>-1000000</text:p>
      <text:p text:style-name="P33">ci=direct labor cost<text:span text:style-name="T22">=(43,44,45,46,47)(.1,.2,.4,.2,.1) normal distribution</text:span></text:p>
      <text:p text:style-name="P33">cp=parts cost per unit. <text:span text:style-name="T22">(80,90,100) (1/20) uniform distribution</text:span></text:p>
      <text:p text:style-name="P33">d=first year demand</text:p>
      <text:p text:style-name="P33">administrative cost=1000000</text:p>
      <text:p text:style-name="P34">Base case scenerio=<text:tab/>710000 rupees</text:p>
      <text:p text:style-name="P34">best case scenerio=2780,000</text:p>
      <text:p text:style-name="P35"><text:soft-page-break/>labour_cost=rnorm</text:p>
      <text:p text:style-name="P20"/>
      <text:p text:style-name="P36">Example 2:</text:p>
      <text:p text:style-name="P36">Let us say we <text:span text:style-name="T28">a</text:span></text:p>
      <text:p text:style-name="P36"/>
      <text:p text:style-name="P37">test_func&lt;-function(n,loc,scale){ </text:p>
      <text:p text:style-name="P37">sample&lt;-rnorm(n, loc, scale) </text:p>
      <text:p text:style-name="P37">stat&lt;-sqrt(n)*mean(sample)/sd(sample) </text:p>
      <text:p text:style-name="P37">decision&lt;-abs(stat)&gt;1.96 </text:p>
      <text:p text:style-name="P37">return(list("decision"=decision)) </text:p>
      <text:p text:style-name="P37">} </text:p>
      <text:p text:style-name="P37"># Example without parallization </text:p>
      <text:p text:style-name="P37">n_grid&lt;-c(50,100,250,500) </text:p>
      <text:p text:style-name="P37">loc_grid&lt;-<text:span text:style-name="T24">c(0,.2,.4,.6,.8,1)</text:span></text:p>
      <text:p text:style-name="P37">scale_grid&lt;-c(1,2) </text:p>
      <text:p text:style-name="P37">param_list=list("n"=n_grid, "loc"=loc_grid, "scale"=scale_grid) </text:p>
      <text:p text:style-name="P37">erg&lt;-MonteCarlo(func=test_func, nrep=250, param_list=param_list, ncpus=1) </text:p>
      <text:p text:style-name="P37">summary(erg)</text:p>
      <text:p text:style-name="P20"/>
      <text:p text:style-name="P20"/>
      <text:p text:style-name="P20"/>
      <text:p text:style-name="P20"/>
      <text:p text:style-name="P20"/>
      <text:p text:style-name="P20"/>
      <text:p text:style-name="P20"/>
      <text:p text:style-name="P20"/>
      <text:p text:style-name="P20"/>
      <text:h text:style-name="P95" text:outline-level="3"><text:bookmark-start text:name="__RefHeading__949_1908013657"/><text:span text:style-name="T2">Marko</text:span><text:span text:style-name="T3">v</text:span><text:span text:style-name="T2"> chain</text:span>- <text:bookmark-end text:name="__RefHeading__949_1908013657"/></text:h>
      <text:p text:style-name="Text_20_body">Every realization impacts the liklihood of future realization of the model.</text:p>
      <text:p text:style-name="Text_20_body"/>
      <text:p text:style-name="P18"><draw:path text:anchor-type="paragraph" draw:z-index="17" draw:style-name="gr1" draw:text-style-name="P97" svg:width="4.392cm" svg:height="7.718cm" draw:transform="skewX (-0.039095375244673) rotate (-1.81217536234571) translate (8.51932895456823cm 0.972166685556341cm)" svg:viewBox="0 0 4393 7719" svg:d="M1028 7705c201-15 401 43 605-5 172-41 354-14 528-56 192-48 383-114 540-238 146-118 288-224 431-371 159-168 363-280 509-463 156-196 312-354 391-646 74-278 201-517 295-783 74-206 74-443 57-670-18-237-2-481-48-716-42-207-69-424-131-627-65-214-153-423-231-634-67-184-126-377-212-553-97-199-208-391-273-608-75-248-296-315-451-440-173-140-350-283-541-401-174-109-351-260-556-237-211 24-373-95-568-128-181-31-366-47-541-11-209 45-348-148-548-114l-159 21-125 31"><text:p/></draw:path></text:p>
      <text:p text:style-name="P13"><draw:ellipse text:anchor-type="paragraph" draw:z-index="8" draw:style-name="gr1" draw:text-style-name="P97" svg:width="1.116cm" svg:height="0.576cm" svg:x="0.51cm" svg:y="0.579cm"><text:p/></draw:ellipse><draw:ellipse text:anchor-type="paragraph" draw:z-index="9" draw:style-name="gr1" draw:text-style-name="P97" svg:width="1.114cm" svg:height="0.611cm" svg:x="2.947cm" svg:y="0.683cm"><text:p/></draw:ellipse><draw:ellipse text:anchor-type="paragraph" draw:z-index="10" draw:style-name="gr1" draw:text-style-name="P97" svg:width="1.167cm" svg:height="0.68cm" svg:x="5.385cm" svg:y="0.734cm"><text:p/></draw:ellipse><draw:ellipse text:anchor-type="paragraph" draw:z-index="11" draw:style-name="gr1" draw:text-style-name="P97" svg:width="1.255cm" svg:height="0.698cm" svg:x="7.682cm" svg:y="0.769cm"><text:p/></draw:ellipse><draw:path text:anchor-type="paragraph" draw:z-index="12" draw:style-name="gr1" draw:text-style-name="P97" svg:width="0.823cm" svg:height="2.281cm" draw:transform="rotate (-1.5707963267949) translate (3.4349108827976cm 1.04951388888889cm)" svg:viewBox="0 0 824 2282" svg:d="M0 2281c199 4 441 14 573-210 118-199 111-418 175-626 56-183 28-370 53-557 24-184 55-404-53-558-118-167-305-342-540-329h-69"><text:p/></draw:path><draw:path text:anchor-type="paragraph" draw:z-index="13" draw:style-name="gr1" draw:text-style-name="P97" svg:width="0.991cm" svg:height="2.209cm" draw:transform="rotate (-1.5707963267949) translate (5.9055cm 1.13594444444444cm)" svg:viewBox="0 0 992 2210" svg:d="M0 2210c191-16 377 0 575-53 238-63 303-278 330-469 26-190 95-381 86-575-8-190 16-383-51-575-76-219-256-367-436-487l-190-51h-192-69"><text:p/></draw:path><draw:path text:anchor-type="paragraph" draw:z-index="14" draw:style-name="gr1" draw:text-style-name="P97" svg:width="1.399cm" svg:height="1.906cm" draw:transform="rotate (-1.33482781192526) translate (7.98723770264649cm 0.776537317379412cm)" svg:viewBox="0 0 1400 1907" svg:d="M0 1907c220-9 436-69 654-111 240-46 458-168 618-334 227-236 101-659 4-914-81-209-297-367-519-445l-166-58-185-45 17 4"><text:p/></draw:path><draw:path text:anchor-type="paragraph" draw:z-index="15" draw:style-name="gr1" draw:text-style-name="P97" svg:width="2.464cm" svg:height="5.148cm" draw:transform="rotate (-1.5707963267949) translate (6.04484722222222cm 0.961319444444444cm)" svg:viewBox="0 0 2465 5149" svg:d="M0 5082c196 23 395 52 593 53 185 1 391 54 557-53 282-184 579-316 748-679 101-217 257-403 383-609 110-182 104-377 139-575 39-215 59-441 35-661-22-207-66-415-139-609-79-208-117-432-226-626-117-208-259-421-471-540-185-104-358-222-539-331-191-115-350-272-576-313l-208-88-174-51"><text:p/></draw:path><draw:path text:anchor-type="paragraph" draw:z-index="16" draw:style-name="gr1" draw:text-style-name="P97" svg:width="2.913cm" svg:height="4.944cm" draw:transform="rotate (-1.5707963267949) translate (8.44726388888889cm 1.18886111111111cm)" svg:viewBox="0 0 2914 4945" svg:d="M0 4942c208 0 418 7 626 0 219-7 438-5 662-86 227-83 462-146 661-279 201-134 391-317 487-557 77-193 174-385 226-591 49-196 155-378 210-575 54-196 44-404 35-609-11-241-101-488-228-696-129-213-305-406-539-522-210-105-413-184-609-332-171-129-404-166-575-295-165-123-317-319-540-314l-208-86h-192v18"><text:p/></draw:path></text:p>
      <text:p text:style-name="P13"/>
      <text:p text:style-name="P13"/>
      <text:p text:style-name="P13"/>
      <text:p text:style-name="P13"/>
      <text:p text:style-name="P13"/>
      <text:p text:style-name="P13"/>
      <text:p text:style-name="P13"/>
      <text:p text:style-name="P13"/>
      <text:p text:style-name="P13"/>
      <text:p text:style-name="P6"><text:s/></text:p>
      <text:p text:style-name="P4"/>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text:bookmark-start text:name="__RefHeading__951_1908013657"/>Probability Distributions<text:bookmark-end text:name="__RefHeading__951_1908013657"/></text:h>
      <text:p text:style-name="P28"/>
      <text:p text:style-name="P58"><text:span text:style-name="T12">1) Normal- </text:span>  The user simply defines the mean or expected value and a standard deviation to describe the variation about the mean.  Values in the middle near the mean are most likely to occur.  It is symmetric and describes many natural phenomena such as people’s heights.  Examples of variables described by normal distributions include inflation rates and energy prices.</text:p>
      <text:p text:style-name="P17"/>
      <text:p text:style-name="P58"><text:span text:style-name="T12">2) </text:span>Lognormal – Values are positively skewed, not symmetric like a normal distribution.  It is used to represent values that don’t go below zero but have unlimited positive potential.  Examples of variables described by lognormal distributions include real estate property values, stock prices, and oil reserves.</text:p>
      <text:p text:style-name="P67"/>
      <text:p text:style-name="P67"><text:span text:style-name="T16">3)</text:span>Uniform – All values have an equal chance of occurring, and the user simply defines the minimum and maximum.  Examples of variables that could be uniformly distributed include manufacturing costs or future sales revenues for a new product.</text:p>
      <text:p text:style-name="Text_20_body"><text:span text:style-name="T16">4)</text:span>Triangular – The user defines the minimum, most likely, and maximum values.  Values around the most likely are more likely to occur.  Variables that could be described by a triangular distribution include past sales history per unit of time and inventory levels.</text:p>
      <text:p text:style-name="Text_20_body"><text:span text:style-name="T16">5)</text:span>PERT- The user defines the minimum, most likely, and maximum values, just like the triangular distribution.  Values around the most likely are more likely to occur.  However values between the most likely and extremes are more likely to occur than the triangular; that is, the extremes are not as emphasized.  An example of the use of a PERT distribution is to describe the duration of a task in a project management model.</text:p>
      <text:p text:style-name="Text_20_body"><text:span text:style-name="T17">6) </text:span>Discrete – The user defines specific values that may occur and the likelihood of each.  An example might be the results of a lawsuit: 20% chance of positive verdict, 30% change of negative <text:soft-page-break/>verdict, 40% chance of settlement, and 10% chance of mistrial.</text:p>
      <text:p text:style-name="P5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1"><text:span text:style-name="T13"/></text:p>
      <text:p text:style-name="P19">today stock price=yesterday stock price * e^r</text:p>
      <text:p text:style-name="P14"/>
      <text:p text:style-name="P14">r=periodic daily rate of return</text:p>
      <text:p text:style-name="P19">Drift=Expected Periodic daily rate of return : The rate of change each day that has the greatest odds of ocurring.</text:p>
      <text:p text:style-name="P19">Average of the historical periodic daily return – sigma^2/2</text:p>
      <text:p text:style-name="P19">Risk free rate -Variance/2</text:p>
      <text:p text:style-name="P14"><text:span text:style-name="T14">r</text:span><text:span text:style-name="T15"><text:tab/></text:span><text:span text:style-name="T13">=mu-sigma^2/2</text:span></text:p>
      <text:p text:style-name="P19"/>
      <text:p text:style-name="P72"/>
      <text:p text:style-name="P40">Monte Carlo Simulation in R</text:p>
      <text:p text:style-name="P38"/>
      <text:p text:style-name="P38"/>
      <text:p text:style-name="P40">MonteCarlo(func, nrep, param_list,ncpus=1, max_grid=1000, </text:p>
      <text:p text:style-name="P40">time_n_test=FALSE, save_res=FALSE, raw=TRUE, export_also=NULL)</text:p>
      <text:p text:style-name="P40"/>
      <text:p text:style-name="P43">function: <text:s/><text:span text:style-name="T20">F</text:span>unction to be evaluated.</text:p>
      <text:p text:style-name="P43">Nrep: <text:s text:c="6"/>Desired number of monte carlo repetition.</text:p>
      <text:p text:style-name="P44">param_list :A list whose components are named after the parameters of func and each com- </text:p>
      <text:p text:style-name="P44">ponent is a vector containing the desired grid values for that parameter</text:p>
      <text:p text:style-name="P45">ncpus: <text:s text:c="2"/>An integer specifying the number of cpus to be used. Default is ncpus=1.</text:p>
      <text:p text:style-name="P45">max_grid Integer that specifies for which grid size to throw an error, if grid becomes to </text:p>
      <text:p text:style-name="P45">large. Default is max_grid=1000. </text:p>
      <text:p text:style-name="P45">time_n_test :Boolean that specifies whether the required simulation time should be estimated </text:p>
      <text:p text:style-name="P45">(useful for large simulations or slow functions). See details. Default is time_n_test=FALSE. </text:p>
      <text:p text:style-name="P45">save_res :Boolean that specifies whether the results of time_n_test should be saved to </text:p>
      <text:p text:style-name="P45">the current directory. Default is save_res=FALSE.</text:p>
      <text:p text:style-name="P46">raw :Boolean that specifies whether the output should be averaged over the nrep rep- </text:p>
      <text:p text:style-name="P46">etitions. Default is raw=TRUE. </text:p>
      <text:p text:style-name="P46">export_also :<text:span text:style-name="T21">l</text:span>ist specifying additional objects that are supposed to be exported to the cluster. </text:p>
      <text:p text:style-name="P46">This allows to export data or to bypass the automatic export of functions. Default </text:p>
      <text:p text:style-name="P46">is export_also=NULL. See details.</text:p>
      <text:p text:style-name="P73"><text:soft-page-break/></text:p>
      <text:p text:style-name="P41">Monte Carlo in two dimensions:</text:p>
      <text:p text:style-name="P38"/>
      <text:p text:style-name="P42">Example-1</text:p>
      <text:p text:style-name="P47"/>
      <text:p text:style-name="P47">conc &lt;- 10 </text:p>
      <text:p text:style-name="P47">cook &lt;- mcstoc(rempiricalD, values=c(1,1/5,1/50), prob=c(0.027,0.373,0.600)) </text:p>
      <text:p text:style-name="P47">serving &lt;- mcstoc(rgamma,shape=3.93,rate=0.0806) </text:p>
      <text:p text:style-name="P47">expo &lt;- conc * cook * serving </text:p>
      <text:p text:style-name="P47">dose &lt;- mcstoc(rpois,lambda=expo) </text:p>
      <text:p text:style-name="P47">r &lt;- 0.001 </text:p>
      <text:p text:style-name="P47">risk &lt;- 1-(1-r)^dose </text:p>
      <text:p text:style-name="P47">EC1 &lt;- mc(cook,serving,expo,dose,risk) </text:p>
      <text:p text:style-name="P47">print(EC1)</text:p>
      <text:p text:style-name="P48">summary(EC1)</text:p>
      <text:p text:style-name="P48">plot(EC1)</text:p>
      <text:p text:style-name="P49">hist(EC1)</text:p>
      <text:p text:style-name="P49"/>
      <text:p text:style-name="P74">Example2</text:p>
      <text:p text:style-name="P74"/>
      <text:p text:style-name="P51">library(mc2d)</text:p>
      <text:p text:style-name="P51">ndvar(100<text:span text:style-name="T25">0</text:span>)</text:p>
      <text:p text:style-name="P51">labourcost=mcstoc(rempiricalD,values=c(43,44,45,46,47),prob=c(.1,.2,.4,.2,.1)) </text:p>
      <text:p text:style-name="P51">partcost=mcstoc(rempiricalD,values=c(80,90,100),prob=c(.0<text:span text:style-name="T25">2</text:span>,.05,.0<text:span text:style-name="T25">3</text:span>))</text:p>
      <text:p text:style-name="P51">profit=((249-labourcost-partcost)*14000)-1000000</text:p>
      <text:p text:style-name="P51">EC2&lt;-mc(labourcost,partcost,profit)</text:p>
      <text:p text:style-name="P51">print(EC2)</text:p>
      <text:p text:style-name="P51">summary(EC2)</text:p>
      <text:p text:style-name="P51">plot(EC2)</text:p>
      <text:p text:style-name="P51">hist(EC2)</text:p>
      <text:p text:style-name="P51"/>
      <text:p text:style-name="P50">Example<text:span text:style-name="T26">3</text:span></text:p>
      <text:p text:style-name="P84">x&lt;-mcstoc(rnorm, mean=112,sd=40)</text:p>
      <text:p text:style-name="P84">y&lt;-mcstoc(rnorm, mean=92.5,sd=12)</text:p>
      <text:p text:style-name="P84">z&lt;-mcstoc(rnorm, mean=35,sd=11)</text:p>
      <text:p text:style-name="P84">val&lt;-33.80 +(.04630*x)- (0.3152*y)-(1.064*z)+(0.01385*y*z) </text:p>
      <text:p text:style-name="P84">EC3&lt;-mc(x,y,z,val)</text:p>
      <text:p text:style-name="P84">print(EC3)</text:p>
      <text:p text:style-name="P84">summary(EC3)</text:p>
      <text:p text:style-name="P84">plot(EC3)</text:p>
      <text:p text:style-name="P84">hist(EC3)</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fo:keep-with-next="alway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3:59:00.792268737</meta:creation-date>
    <meta:editing-duration>PT1H44M51S</meta:editing-duration>
    <meta:editing-cycles>42</meta:editing-cycles>
    <meta:generator>LibreOffice/4.2.8.2$Linux_X86_64 LibreOffice_project/420m0$Build-2</meta:generator>
    <dc:date>2017-05-27T00:45:30.007761511</dc:date>
    <meta:document-statistic meta:table-count="3" meta:image-count="0" meta:object-count="0" meta:page-count="7" meta:paragraph-count="205" meta:word-count="1421" meta:character-count="9633" meta:non-whitespace-character-count="8340"/>
  </office:meta>
</office:document-meta>
</file>